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1" svg:font-family="Calibri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left" draw:textarea-vertical-align="top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start="Linienspitzen_20_1" draw:marker-start-width="0.2cm" draw:marker-end="Linienspitzen_20_1" draw:marker-end-width="0.2cm" draw:fill="none" draw:textarea-vertical-align="middle"/>
    </style:style>
    <style:style style:name="gr5" style:family="graphic" style:parent-style-name="standard">
      <style:graphic-properties draw:fill="solid" draw:fill-color="#ffffff" draw:fill-hatch-solid="false" draw:opacity="100%" draw:textarea-horizontal-align="justify" draw:textarea-vertical-align="middle" draw:auto-grow-height="false" draw:shadow-opacity="100%"/>
    </style:style>
    <style:style style:name="gr6" style:family="graphic" style:parent-style-name="objectwithoutfill">
      <style:graphic-properties draw:marker-end="Linienspitzen_20_1" draw:marker-end-width="0.2cm" draw:fill="none" draw:textarea-vertical-align="middle"/>
    </style:style>
    <style:style style:name="gr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e6e6e6" draw:fill-hatch-solid="false" draw:opacity="100%" draw:textarea-horizontal-align="justify" draw:textarea-vertical-align="middle" draw:auto-grow-height="false" draw:shadow-opacity="100%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1cm" svg:height="1cm" svg:x="5.55cm" svg:y="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5cm" svg:height="3cm" svg:x="0.05cm" svg:y="0.05cm">
          <text:p text:style-name="P2"><text:span text:style-name="T1">Component-based state- and</text:span></text:p>
          <text:p text:style-name="P2"><text:span text:style-name="T1">value-discrete system model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1.5cm" svg:height="0.75cm" svg:x="2.3cm" svg:y="1.425cm">
          <text:p text:style-name="P1">Context</text:p>
          <text:p text:style-name="P1">component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.5cm" svg:height="0.75cm" svg:x="4.925cm" svg:y="1.175cm">
          <text:p text:style-name="P1">Objective</text:p>
          <text:p text:style-name="P1">component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.5cm" svg:height="0.75cm" svg:x="4.925cm" svg:y="2.175cm">
          <text:p text:style-name="P1">Equivalence</text:p>
          <text:p text:style-name="P1">component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1.5cm" svg:height="0.75cm" svg:x="4.925cm" svg:y="0.175cm">
          <text:p text:style-name="P1">Constraint</text:p>
          <text:p text:style-name="P1">componen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.675cm" svg:y1="1.8cm" svg:x2="2.3cm" svg:y2="1.8cm" draw:start-shape="id1" draw:start-glue-point="1" draw:end-shape="id2" draw:end-glue-point="3" svg:d="M1675 1800h625" svg:viewBox="0 0 626 1">
          <text:p/>
        </draw:connector>
        <draw:custom-shape draw:style-name="gr5" draw:text-style-name="P1" xml:id="id1" draw:id="id1" draw:layer="layout" svg:width="1.5cm" svg:height="0.75cm" svg:x="0.175cm" svg:y="1.425cm">
          <text:p text:style-name="P1">Software</text:p>
          <text:p text:style-name="P1">component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1.5cm" svg:height="1cm" svg:x="7.05cm" svg:y="0.3cm">
          <text:p text:style-name="P1">Behavior</text:p>
          <text:p text:style-name="P1">estim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6.55cm" svg:y1="0.8cm" svg:x2="7.05cm" svg:y2="0.8cm" draw:start-shape="id3" draw:start-glue-point="1" draw:end-shape="id4" draw:end-glue-point="3" svg:d="M6550 800h500" svg:viewBox="0 0 501 1">
          <text:p/>
        </draw:connector>
        <draw:custom-shape draw:style-name="gr3" draw:text-style-name="P1" xml:id="id5" draw:id="id5" draw:layer="layout" svg:width="1.5cm" svg:height="1cm" svg:x="7.05cm" svg:y="1.8cm">
          <text:p text:style-name="P1">System</text:p>
          <text:p text:style-name="P1">Behavior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6" draw:text-style-name="P1" draw:layer="layout" draw:type="line" svg:x1="7.8cm" svg:y1="1.3cm" svg:x2="7.8cm" svg:y2="1.8cm" draw:start-shape="id4" draw:start-glue-point="2" draw:end-shape="id5" svg:d="M7800 1300v500" svg:viewBox="0 0 1 501">
          <text:p/>
        </draw:connector>
        <draw:custom-shape draw:style-name="gr7" draw:text-style-name="P1" draw:layer="layout" svg:width="1.5cm" svg:height="0.75cm" svg:x="2.3cm" svg:y="2.175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2.487cm" svg:y1="2.361cm" svg:x2="2.99cm" svg:y2="2.484cm">
          <text:p/>
        </draw:line>
        <draw:line draw:style-name="gr8" draw:text-style-name="P1" draw:layer="layout" svg:x1="2.787cm" svg:y1="2.806cm" svg:x2="2.99cm" svg:y2="2.489cm">
          <text:p/>
        </draw:line>
        <draw:line draw:style-name="gr8" draw:text-style-name="P1" draw:layer="layout" svg:x1="3.254cm" svg:y1="2.269cm" svg:x2="2.99cm" svg:y2="2.484cm">
          <text:p/>
        </draw:line>
        <draw:line draw:style-name="gr8" draw:text-style-name="P1" draw:layer="layout" svg:x1="3.483cm" svg:y1="2.74cm" svg:x2="2.99cm" svg:y2="2.484cm">
          <text:p/>
        </draw:line>
        <draw:custom-shape draw:style-name="gr9" draw:text-style-name="P1" draw:layer="layout" svg:width="0.125cm" svg:height="0.125cm" svg:x="2.425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5cm" svg:height="0.125cm" svg:x="3.192cm" svg:y="2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5cm" svg:height="0.125cm" svg:x="3.425cm" svg:y="2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25cm" svg:height="0.125cm" svg:x="2.726cm" svg:y="2.747cm">
          <text:p text:style-name="P1"><text:s text:c="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5cm" svg:height="0.125cm" svg:x="2.925cm" svg:y="2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0.75cm" svg:x="0.175cm" svg:y="2.175cm">
          <text:p text:style-name="P1">= Control</text:p>
          <text:p text:style-name="P1">spectrum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3.8cm" svg:y1="1.8cm" svg:x2="4.925cm" svg:y2="0.55cm" draw:start-shape="id2" draw:start-glue-point="1" draw:end-shape="id6" draw:end-glue-point="3" svg:d="M3800 1800h563v-1250h562" svg:viewBox="0 0 1126 1251">
          <text:p/>
        </draw:connector>
        <draw:connector draw:style-name="gr6" draw:text-style-name="P1" draw:layer="layout" svg:x1="3.8cm" svg:y1="1.8cm" svg:x2="4.925cm" svg:y2="1.55cm" draw:start-shape="id2" draw:start-glue-point="1" draw:end-shape="id7" draw:end-glue-point="3" svg:d="M3800 1800h563v-250h562" svg:viewBox="0 0 1126 251">
          <text:p/>
        </draw:connector>
        <draw:connector draw:style-name="gr6" draw:text-style-name="P1" draw:layer="layout" svg:x1="3.8cm" svg:y1="1.8cm" svg:x2="4.925cm" svg:y2="2.55cm" draw:start-shape="id2" draw:start-glue-point="1" draw:end-shape="id8" draw:end-glue-point="3" svg:d="M3800 1800h563v750h562" svg:viewBox="0 0 1126 7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Calibri1" svg:font-family="Calibri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Linienspitzen_20_1" draw:display-name="Linienspitzen 1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5cm" fo:padding-bottom="0.15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Standard" style:font-family-generic="swiss" style:font-pitch="variable" fo:font-size="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5cm" fo:margin-bottom="0.05cm" fo:margin-left="0.05cm" fo:margin-right="0.05cm" fo:page-width="8.6cm" fo:page-height="3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6T09:52:34.101000000</meta:creation-date>
    <dc:date>2014-04-16T15:00:40.675000000</dc:date>
    <meta:editing-duration>PT33M18S</meta:editing-duration>
    <meta:editing-cycles>18</meta:editing-cycles>
    <meta:generator>LibreOffice/4.2.1.1$Windows_x86 LibreOffice_project/d7dbbd7842e6a58b0f521599204e827654e1fb8b</meta:generator>
    <dc:creator>Georg Hackenberg</dc:creator>
    <meta:document-statistic meta:object-count="26"/>
  </office:meta>
</office:document-meta>
</file>